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9c7b" officeooo:paragraph-rsid="00029c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text:line-break/><text:line-break/>@startuml<text:line-break/>class NotificationService {<text:line-break/> <text:s text:c="3"/>+ createNotification()<text:line-break/> <text:s text:c="3"/>+ sendNotification()<text:line-break/>}<text:line-break/><text:line-break/>interface INotifier{<text:line-break/> <text:s text:c="3"/>+ send()<text:line-break/>}<text:line-break/>class EmailService {<text:line-break/> <text:s text:c="3"/>+send()<text:line-break/>}<text:line-break/>class SMSService {<text:line-break/> <text:s text:c="3"/>+send()<text:line-break/>}<text:line-break/>class User {<text:line-break/> <text:s text:c="3"/>- id: UUID<text:line-break/> <text:s text:c="3"/>- createdAt : DateTime<text:line-break/> <text:s text:c="3"/>- updatedAt : DateTime<text:line-break/> <text:s text:c="3"/>- username: String<text:line-break/> <text:s text:c="3"/>- email: String<text:line-break/> <text:s text:c="3"/>- role :String<text:line-break/> <text:s text:c="3"/>- password : String<text:line-break/> <text:s text:c="3"/>- askNotifications : bool<text:line-break/> <text:s text:c="3"/>+ postNewWalk(Walk)<text:line-break/> <text:s text:c="3"/>+ getCreatedWalks() : List &lt;Walk&gt;<text:line-break/> <text:s text:c="3"/>+ setRequestedLocation(Location)<text:line-break/> <text:s text:c="3"/>+ participateInWalk(walk: Walk): void<text:line-break/> <text:s text:c="3"/>+ orderPhotoAlbum(selectedPhotos: Collection&lt;Photo&gt;): PhotoAlbum<text:line-break/> <text:s text:c="3"/>+ getParticipatedWalks(): Collection&lt;Walk&gt;<text:line-break/>}<text:line-break/><text:line-break/>class Location {<text:line-break/> <text:s text:c="3"/>- id: UUID<text:line-break/> <text:s text:c="3"/>- createdAt : DateTime<text:line-break/> <text:s text:c="3"/>- updatedAt : DateTime<text:line-break/> <text:s text:c="3"/>- zipcode : String<text:line-break/> <text:s text:c="3"/>- longitude : double<text:line-break/> <text:s text:c="3"/>- latitude : double<text:line-break/> <text:s text:c="3"/>- city : String<text:line-break/> <text:s text:c="3"/>- label_if_custom : String<text:line-break/>}<text:line-break/><text:line-break/>class Park {<text:line-break/> <text:s text:c="3"/>- id : UUID<text:line-break/> <text:s text:c="3"/>- createdAt : DateTime<text:line-break/> <text:s text:c="3"/>- name : String<text:line-break/> <text:s text:c="3"/>+ getLocation() : Location<text:line-break/>}<text:line-break/><text:soft-page-break/><text:line-break/>class Walk { <text:line-break/> <text:s text:c="3"/>- id: UUID<text:line-break/> <text:s text:c="3"/>- createdAt : DateTime<text:line-break/> <text:s text:c="3"/>- updatedAt : DateTime<text:line-break/> <text:s text:c="3"/>- title: String<text:line-break/> <text:s text:c="3"/>- description: String<text:line-break/> <text:s text:c="3"/>- theme : String<text:line-break/> <text:s text:c="3"/>- datetime: DateTime<text:line-break/> <text:s text:c="3"/>- maxParticipants: int<text:line-break/> <text:s text:c="3"/>- locationType : string<text:line-break/> <text:s text:c="3"/>+ getLocation() : dans table park ou loc<text:line-break/> <text:s text:c="3"/>+ getMainPhoto(): Photo<text:line-break/> <text:s text:c="3"/>+ getFeedback(): Feedback<text:line-break/> <text:s text:c="3"/>+ addParticipant(user: User): void<text:line-break/> <text:s text:c="3"/>+ removeParticipant() : void<text:line-break/> <text:s text:c="3"/>+ getMaxParticipants() : int<text:line-break/> <text:s text:c="3"/>+ setChat() : void<text:line-break/> <text:s text:c="3"/>+ getChat() : Chat<text:line-break/> <text:s text:c="3"/>+ getParticipants() : Collection &lt;User&gt;<text:line-break/> <text:s text:c="3"/>+ isFull(): boolean<text:line-break/>} <text:line-break/><text:line-break/>class Photo {<text:line-break/> <text:s text:c="3"/>- id: UUID<text:line-break/> <text:s text:c="3"/>- createdAt : DateTime<text:line-break/> <text:s text:c="3"/>- updatedAt : DateTime<text:line-break/> <text:s text:c="3"/>- filePath : String<text:line-break/> <text:s text:c="3"/>- createdAt: DateTimeImmutable<text:line-break/>}<text:line-break/><text:line-break/>class Feedback {<text:line-break/> <text:s text:c="3"/>- id: int<text:line-break/> <text:s text:c="3"/>- text: string<text:line-break/> <text:s text:c="3"/>- createdAt :DateTimeImmutable<text:line-break/> <text:s text:c="3"/>- updatedAt : DateTimeImmutable<text:line-break/> <text:s text:c="3"/>+ getPhotos(): Collection&lt;Photo&gt;<text:line-break/> <text:s text:c="3"/>+ getWalk(): Walk<text:line-break/>}<text:line-break/><text:line-break/>class Chat {<text:line-break/> <text:s text:c="3"/>- id: UUID<text:line-break/> <text:s text:c="3"/>- createdAt : DateTime<text:line-break/> <text:s text:c="3"/>+ addMessage(message: Message ): void<text:line-break/> <text:s text:c="3"/>+ deleteMessage(Message) <text:line-break/> <text:s text:c="3"/>+ getMessages() : Collection &lt;Message&gt;<text:line-break/> <text:s text:c="3"/>+ deleteChat()<text:line-break/>}<text:line-break/><text:line-break/>class Message {<text:line-break/> <text:s text:c="3"/>- id: UUID<text:line-break/> <text:s text:c="3"/>- text: String<text:line-break/><text:soft-page-break/> <text:s text:c="3"/>- createdAt: DateTime<text:line-break/>}<text:line-break/><text:line-break/>class Album {<text:line-break/> <text:s text:c="3"/>- id: int<text:line-break/> <text:s text:c="3"/>+ getPhotos(): Collection&lt;Photo&gt;<text:line-break/>}<text:line-break/><text:line-break/>class EventNotificationType {<text:line-break/> <text:s text:c="2"/>- id:int<text:line-break/> <text:s text:c="2"/>- label : String walk_update ou new_msgChat ou new_feedback<text:line-break/>}<text:line-break/><text:line-break/>class Chanel {<text:line-break/> <text:s text:c="3"/>- id : int<text:line-break/> <text:s text:c="3"/>- label : String( SMS ou Email)<text:line-break/>}<text:line-break/><text:line-break/>class Notification {<text:line-break/> <text:s text:c="3"/>- id : int<text:line-break/> <text:s text:c="3"/>- created_at : Datetime<text:line-break/> <text:s text:c="3"/>- read : bool<text:line-break/>}<text:line-break/><text:line-break/>User "1" -- "0,..*" Notification : receive<text:line-break/>User "0,..*" -- "0,..*" Chanel : preferes<text:line-break/>User "0,..*" -- "1" Location : resideAt<text:line-break/>User "0,..*" -- "1" Location : currentlyLocalised<text:line-break/>User "1" *-- "0,..*" <text:s/>Album : order<text:line-break/><text:line-break/>Chanel "1" -- "0,..*" Notification : sendBy<text:line-break/><text:line-break/>NotificationService ..&gt; Notification : creates instances of<text:line-break/>EmailService &lt;.. NotificationService<text:line-break/>SMSService &lt;.. NotificationService<text:line-break/><text:line-break/>Walk ..&gt; NotificationService : triggersNotif)<text:line-break/>Feedback ..&gt; NotificationService : triggersNotif<text:line-break/>Chat ..&gt; NotificationService : triggersNotif<text:line-break/><text:line-break/>EmailService ..|&gt; INotifier<text:line-break/>SMSService ..|&gt; INotifier<text:line-break/><text:line-break/>Notification "0,..*" -- "1" EventNotificationType<text:line-break/><text:line-break/>Location "1" --* "0,1" Park : locatedAt<text:line-break/><text:line-break/>Walk "0..*" o-- "1" Photo : represent<text:line-break/>Walk "1" *-- "1" Chat : associated with<text:line-break/>Walk "0..*" -- "1..*" User : has participants<text:line-break/>Walk "0..*" <text:s/>--o "1" User : creates<text:line-break/>Walk "0..*" -- "0,1" Park : takesPlaceIn<text:line-break/><text:soft-page-break/>Walk "0..*" -- "0,1" Location : takesPlaceIn<text:line-break/>Walk "1" *-- "0..*" Feedback : associated with<text:line-break/><text:line-break/>Feedback "0,..*" --o "1" User : posted by<text:line-break/>Feedback "0..1" *-- "0..*" Photo : contains<text:line-break/><text:line-break/>Chat "1" *-- "0,..*" Message : contains<text:line-break/><text:line-break/>Message "0,..*" -- "1" User : send<text:line-break/><text:line-break/>Photo "1,..*" o-- "0,..*" Album :includes<text:line-break/>Photo "0,1"--* "1" User :profiler<text:line-break/><text:line-break/>@endum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5-17T23:29:16.471000000</meta:creation-date>
    <dc:date>2025-05-24T17:29:28.491000000</dc:date>
    <meta:editing-duration>PT5H55M23S</meta:editing-duration>
    <meta:editing-cycles>2</meta:editing-cycles>
    <meta:generator>LibreOffice/7.2.0.4$Windows_x86 LibreOffice_project/9a9c6381e3f7a62afc1329bd359cc48accb6435b</meta:generator>
    <meta:document-statistic meta:table-count="0" meta:image-count="0" meta:object-count="0" meta:page-count="4" meta:paragraph-count="1" meta:word-count="532" meta:character-count="3685" meta:non-whitespace-character-count="2811"/>
  </office:meta>
</office:document-meta>
</file>